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fo:color="#010100" style:font-name="Cambria" fo:font-size="14pt" fo:language="ru" fo:country="RU" style:font-size-asian="14pt" style:font-size-complex="14pt"/>
    </style:style>
    <style:style style:name="P2" style:family="paragraph" style:parent-style-name="Text_20_body" style:list-style-name="L1">
      <style:text-properties fo:color="#010100" style:font-name="Cambria" fo:font-size="14pt" fo:language="ru" fo:country="RU" style:font-size-asian="14pt" style:font-size-complex="14pt"/>
    </style:style>
    <style:style style:name="P3" style:family="paragraph" style:parent-style-name="Text_20_body" style:list-style-name="L1">
      <style:text-properties fo:color="#010100" style:font-name="Cambria" fo:font-size="14pt" style:font-size-asian="14pt" style:font-size-complex="14pt"/>
    </style:style>
    <style:style style:name="P4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5" style:family="paragraph" style:parent-style-name="Text_20_body" style:list-style-name="L2">
      <style:text-properties style:font-name="Cambria" fo:font-size="14pt" fo:language="ru" fo:country="RU" style:font-size-asian="14pt" style:font-size-complex="14pt"/>
    </style:style>
    <style:style style:name="P6" style:family="paragraph" style:parent-style-name="Text_20_body" style:list-style-name="L3">
      <style:text-properties style:font-name="Cambria" fo:font-size="14pt" fo:language="ru" fo:country="RU" style:font-size-asian="14pt" style:font-size-complex="14pt"/>
    </style:style>
    <style:style style:name="P7" style:family="paragraph" style:parent-style-name="Text_20_body" style:list-style-name="L2">
      <style:text-properties style:font-name="Cambria" fo:font-size="14pt" style:font-size-asian="14pt" style:font-size-complex="14pt"/>
    </style:style>
    <style:style style:name="P8" style:family="paragraph" style:parent-style-name="Text_20_body">
      <style:paragraph-properties fo:margin-left="0cm" fo:margin-right="0cm" fo:margin-top="0.212cm" fo:margin-bottom="0cm" fo:text-indent="0cm" style:auto-text-indent="false"/>
      <style:text-properties fo:color="#010100" style:font-name="Cambria" fo:font-size="14pt" style:font-size-asian="14pt" style:font-size-complex="14pt"/>
    </style:style>
    <style:style style:name="P9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style:font-name="Times New Roman" fo:language="ru" fo:country="RU"/>
    </style:style>
    <style:style style:name="T5" style:family="text">
      <style:text-properties fo:color="#010100"/>
    </style:style>
    <style:style style:name="T6" style:family="text">
      <style:text-properties fo:color="#010100"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9" text:outline-level="1">Введение</text:h>
          </table:table-cell>
        </table:table-row>
        <table:table-row table:style-name="Table1.2">
          <table:table-cell table:style-name="Table1.A2" office:value-type="string">
            <text:p text:style-name="P4"><text:span text:style-name="T1">SimInTech – </text:span>система автоматизированного проектирования (САПР) логико-динамических систем, описываемых во входо-выходных отношениях, а также средство автоматизации динамических расчетов (САДР).</text:p>
            <text:p text:style-name="P4"><text:span text:style-name="T1">SimInTech</text:span><text:span text:style-name="T5"> предназначена для детального исследования и анализа нестационарных процессов в ядерных и тепловых энергоустановках, в системах автоматического управления, в следящих приводах и роботах, и, вообще говоря, в любых технических системах, описание динамики которых может быть представлено в виде системы дифференциально-алгебраических уравнений и/или реализовано методами структурного моделирования. Основными направлениями использования </text:span><text:span text:style-name="T6">SimInTech </text:span><text:span text:style-name="T5">являются создание моделей, проектирование алгоритмов управления, их отладка на модели объекта, генерация исходного кода на языке Си для программируемых контроллеров.</text:span></text:p>
            <text:p text:style-name="P4"><text:span text:style-name="T5">Для </text:span><text:span text:style-name="T6">SimInTech </text:span><text:span text:style-name="T5">созданы и разрабатываются модули расширения позволяющие создавать модели на базе специализированных расчетных кодов и интегрировать их в комплексные модели и проекты.</text:span></text:p>
            <text:p text:style-name="P1">Может<text:span text:style-name="T1">:</text:span></text:p>
            <text:list xml:id="list7909428349933202432" text:style-name="L1">
              <text:list-item>
                <text:p text:style-name="P2">использоваться для моделирования нестационарных процессов в физике, в электротехнике, в динамике машин и механизмов, в астрономии и т.д., а также для решения нестационарных краевых задач (теплопроводность, гидродинамика и др.);</text:p>
              </text:list-item>
              <text:list-item>
                <text:p text:style-name="P3">функционировать в многокомпьютерных моделирующих комплексах, в том числе и в системах удаленного доступа к технологическим и информационным ресурсам;</text:p>
              </text:list-item>
              <text:list-item>
                <text:p text:style-name="P3">функционировать как САПР при групповой разработке и сопровождении жизненного цикла изделия (проекта) при модельно-ориентированном подходе к проектированию.</text:p>
              </text:list-item>
            </text:list>
            <text:p text:style-name="P8">Не имеет аналогов среди отчественного программного обеспечения; за рубежом аналогами <text:span text:style-name="T1">SimInTech </text:span>являются такие программным продукты как <text:span text:style-name="T1">SimuLink</text:span>, <text:soft-page-break/>MATRIX, VisSim, <text:span text:style-name="T1">SimulationX</text:span> и некоторые др<text:span text:style-name="T3">угие</text:span>.</text:p>
            <text:p text:style-name="P4">Название <text:span text:style-name="T1">SimInTech </text:span>является сокращением от перевода на английский язык оригинального названия технологии ПК «МВТУ» <text:span text:style-name="T1">(</text:span>Моделирование в Технических Устройствах, <text:span text:style-name="T2">Sim</text:span><text:span text:style-name="T1">ulation </text:span><text:span text:style-name="T2">In</text:span><text:span text:style-name="T1"> </text:span><text:span text:style-name="T2">Tech</text:span><text:span text:style-name="T1">nic).</text:span></text:p>
            <text:p text:style-name="P4">Версии <text:span text:style-name="T1">SimInTech 1.1 </text:span>соответствует версия ПК «МВТУ» 4.0<text:span text:style-name="T1">.</text:span></text:p>
            <text:p text:style-name="P4">Версия <text:span text:style-name="T1">SimInTech 1.2 (</text:span>ее графическая часть) основана на технологии <text:span text:style-name="T1">Direct2D, </text:span>минимально-необходимой операционной системой для которой является <text:span text:style-name="T1">Windows 7.</text:span></text:p>
            <text:p text:style-name="P4">Область применения <text:span text:style-name="T1">SimInTech:</text:span></text:p>
            <text:list xml:id="list4519938796069316092" text:style-name="L2">
              <text:list-item>
                <text:p text:style-name="P7"><text:span text:style-name="T3">Проектирование</text:span> автоматических регуляторов.</text:p>
              </text:list-item>
              <text:list-item>
                <text:p text:style-name="P5">Проектирование алгоритмов логико-дискретного и функционально-группового управления.</text:p>
              </text:list-item>
              <text:list-item>
                <text:p text:style-name="P5">Проектное расчетное обоснование алгоритмов автоматизированных систем управления технологическими процессами.</text:p>
              </text:list-item>
              <text:list-item>
                <text:p text:style-name="P5">Программно-инструментальное средство разработки и функционирования модели АСУ ТП в составе полномасштабной модели объекта управления.</text:p>
              </text:list-item>
            </text:list>
            <text:p text:style-name="P4">Возможности <text:span text:style-name="T1">SimInTech</text:span>:</text:p>
            <text:list xml:id="list5565750101837916814" text:style-name="L3">
              <text:list-item>
                <text:p text:style-name="P6">Универсальная модульная графическая оболочка, позволяющая реализовать возможность подключения сторонних модулей и создания расчётных схем различного класса, в сочетании с возможностью создания видеокадров для отображения и управления расчётом.</text:p>
              </text:list-item>
              <text:list-item>
                <text:p text:style-name="P6">Возможность моделирования систем различного типа в рамках единой оболочки с обменом данными между различными расчётными программами через единую базу сигналов и синхронизацией.</text:p>
              </text:list-item>
              <text:list-item>
                <text:p text:style-name="P6">Моделирование и анализ систем управления.</text:p>
              </text:list-item>
              <text:list-item>
                <text:p text:style-name="P6">Генерация кода для исполнительной системы.</text:p>
              </text:list-item>
              <text:list-item>
                <text:p text:style-name="P6">Возможность удалённой отладки программ, собранных на целевой системе по сгенерированному коду, с выводом данных непосредственно на исходную <text:soft-page-break/>схему алгоритма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щая информация о программном комплексе</dc:title>
    <dc:date>2015-01-08T00:51:51.94</dc:date>
    <meta:generator>OpenOffice/4.1.1$Win32 OpenOffice.org_project/411m6$Build-9775</meta:generator>
    <meta:editing-duration>PT5H10M6S</meta:editing-duration>
    <meta:editing-cycles>135</meta:editing-cycles>
    <meta:document-statistic meta:table-count="1" meta:image-count="0" meta:object-count="0" meta:page-count="3" meta:paragraph-count="23" meta:word-count="375" meta:character-count="3212"/>
    <meta:user-defined meta:name="Поле 1"/>
    <meta:user-defined meta:name="Поле 2"/>
    <meta:user-defined meta:name="Поле 3"/>
    <meta:user-defined meta:name="Поле 4"/>
  </office:meta>
</office:document-meta>
</file>